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outingConnection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outingConnectionFactory.setConnectionFactoryLookup( ConnectionFactoryLookup connectionFactoryLoo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outingConnectionFactory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RoutingConnectionFactory.resolveSpecifiedConnectionFactory( Object connectio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RoutingConnectionFactory.setTargetConnectionFactories( Map &lt; ? , ? &gt; targetConnectionFa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outingConnectionFactory.getMeta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outingConnectionFactory.setDefaultTargetConnectionFactory( Object defaultTarget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outingConnectionFactory.setLenientFallback( boolean lenientF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outingConnectionFactory.resolveSpecifiedLookupKey( Object lookup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outingConnectionFactory.determineTargetConnectionFacto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